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198in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b5cea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.supplier</text:span> {</text:p>
      <text:p text:style-name="P1"><text:span text:style-name="T2">display</text:span>: <text:span text:style-name="T3">flex</text:span>;</text:p>
      <text:p text:style-name="P1"><text:span text:style-name="T2">flex-direction</text:span>: <text:span text:style-name="T3">row</text:span>;</text:p>
      <text:p text:style-name="P1"><text:span text:style-name="T2">align-items</text:span>: <text:span text:style-name="T3">center</text:span>;</text:p>
      <text:p text:style-name="P1"><text:span text:style-name="T2">gap</text:span>: <text:span text:style-name="T4">5rem</text:span>;</text:p>
      <text:p text:style-name="P1">}</text:p>
      <text:p text:style-name="P2"/>
      <text:p text:style-name="P1"><text:span text:style-name="T1">.supplier-icon</text:span> {</text:p>
      <text:p text:style-name="P1"><text:span text:style-name="T2">justify-content</text:span>: <text:span text:style-name="T3">left</text:span>;</text:p>
      <text:p text:style-name="P1"><text:span text:style-name="T2">width</text:span>: <text:span text:style-name="T3">auto</text:span>;</text:p>
      <text:p text:style-name="P1"><text:span text:style-name="T2">height</text:span>: <text:span text:style-name="T4">20rem</text:span>;</text:p>
      <text:p text:style-name="P1"><text:span text:style-name="T2">border-radius</text:span>: <text:span text:style-name="T4">1rem</text:span>;</text:p>
      <text:p text:style-name="P1"><text:span text:style-name="T2">margin</text:span>: <text:span text:style-name="T4">5rem</text:span> <text:span text:style-name="T4">0rem</text:span>;</text:p>
      <text:p text:style-name="P1">}</text:p>
      <text:p text:style-name="P2"/>
      <text:p text:style-name="P1"><text:span text:style-name="T1">.find</text:span> { </text:p>
      <text:p text:style-name="P1"><text:span text:style-name="T2">justify-content</text:span>: <text:span text:style-name="T3">right</text:span>;</text:p>
      <text:p text:style-name="P1"><text:span text:style-name="T2">font-weight</text:span>: <text:span text:style-name="T3">bold</text:span>;</text:p>
      <text:p text:style-name="P1"><text:span text:style-name="T2">font-size</text:span>: <text:span text:style-name="T4">1.8rem</text:span>;</text:p>
      <text:p text:style-name="P1"><text:span text:style-name="T2">width</text:span>: <text:span text:style-name="T4">20%</text:span>;</text:p>
      <text:p text:style-name="P1"><text:span text:style-name="T2">height</text:span>: <text:span text:style-name="T4">20rem</text:span>;</text:p>
      <text:p text:style-name="P1"><text:span text:style-name="T2">border-radius</text:span>: <text:span text:style-name="T4">1rem</text:span>;</text:p>
      <text:p text:style-name="P1"><text:span text:style-name="T2">margin</text:span>: <text:span text:style-name="T4">5rem</text:span> <text:span text:style-name="T4">5rem</text:span> <text:span text:style-name="T4">5rem</text:span> <text:span text:style-name="T4">5rem</text:span>;</text:p>
      <text:p text:style-name="P1">}</text:p>
      <text:p text:style-name="P2"/>
      <text:p text:style-name="P1"><text:span text:style-name="T1">.supplier</text:span> <text:span text:style-name="T1">p</text:span> {</text:p>
      <text:p text:style-name="P1"><text:span text:style-name="T2">justify-content</text:span>: <text:span text:style-name="T3">center</text:span>;</text:p>
      <text:p text:style-name="P1"><text:span text:style-name="T2">font-weight</text:span>: <text:span text:style-name="T3">bold</text:span>;</text:p>
      <text:p text:style-name="P1"><text:span text:style-name="T2">font-size</text:span>: <text:span text:style-name="T4">1.8rem</text:span>;</text:p>
      <text:p text:style-name="P1"><text:span text:style-name="T2">width</text:span>: <text:span text:style-name="T4">50%</text:span>;</text:p>
      <text:p text:style-name="P1"><text:span text:style-name="T2">height</text:span>: <text:span text:style-name="T4">20rem</text:span>;</text:p>
      <text:p text:style-name="P1"><text:span text:style-name="T2">border-radius</text:span>: <text:span text:style-name="T4">1rem</text:span>;</text:p>
      <text:p text:style-name="P1"><text:span text:style-name="T2">margin</text:span>: <text:span text:style-name="T4">5rem</text:span> <text:span text:style-name="T4">5rem</text:span> <text:span text:style-name="T4">5rem</text:span> <text:span text:style-name="T4">5rem</text:span>;</text:p>
      <text:p text:style-name="P1">}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13:10:14.009675479</meta:creation-date>
    <dc:date>2025-06-01T13:11:00.759264748</dc:date>
    <meta:editing-duration>PT48S</meta:editing-duration>
    <meta:editing-cycles>1</meta:editing-cycles>
    <meta:document-statistic meta:table-count="0" meta:image-count="0" meta:object-count="0" meta:page-count="1" meta:paragraph-count="31" meta:word-count="66" meta:character-count="467" meta:non-whitespace-character-count="431"/>
    <meta:generator>LibreOffice/24.2.7.2$Linux_X86_64 LibreOffice_project/420$Build-2</meta:generator>
  </office:meta>
</office:document-meta>
</file>